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10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10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4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style:font-size-asian="13pt" style:font-size-complex="13pt"/>
    </style:style>
    <style:style style:name="T7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hroughFilms</text:p>
      <text:p text:style-name="P1">Règles de gestions &amp; Dictionnaire de données</text:p>
      <text:p text:style-name="P3"/>
      <text:p text:style-name="P2">Règles de gestions :</text:p>
      <text:p text:style-name="P2"/>
      <text:list xml:id="list2294552247331407516" text:style-name="L1">
        <text:list-item>
          <text:p text:style-name="P4">Un film ou une série est rattaché(e) à un ou plusieurs réalisateurs.</text:p>
        </text:list-item>
        <text:list-item>
          <text:p text:style-name="P4">Un film ou une série est rattaché(e) à plusieurs acteurs.</text:p>
        </text:list-item>
        <text:list-item>
          <text:p text:style-name="P4">Un film ou une série est rattaché(e) à un ou plusieurs genres.</text:p>
        </text:list-item>
        <text:list-item>
          <text:p text:style-name="P4">Une série est rattachée à une ou plusieurs saisons.</text:p>
        </text:list-item>
        <text:list-item>
          <text:p text:style-name="P4">Une série est rattachée à plusieurs épisodes.</text:p>
        </text:list-item>
        <text:list-item>
          <text:p text:style-name="P4">Un acteur est rattaché à un(e) ou plusieurs films ou séries.</text:p>
        </text:list-item>
        <text:list-item>
          <text:p text:style-name="P4">Un réalisateur est rattaché à un(e) ou plusieurs films ou séries.</text:p>
        </text:list-item>
        <text:list-item>
          <text:p text:style-name="P4">Un genre est rattaché à un(e) ou plusieurs films ou séries.</text:p>
        </text:list-item>
        <text:list-item>
          <text:p text:style-name="P4">Une sélections de films et/ou séries est rattachée à un utilisateur et à plusieurs films et/ou séries.</text:p>
        </text:list-item>
        <text:list-item>
          <text:p text:style-name="P4">Un utilisateur peut être rattaché à aucune ou plusieurs sélections de films et/ou séries.</text:p>
        </text:list-item>
        <text:list-item>
          <text:p text:style-name="P4">Un commentaire est rattaché à un seul utilisateur et à une seule sélection de films et/ou séries.</text:p>
        </text:list-item>
        <text:list-item>
          <text:p text:style-name="P4">Un utilisateur peut etre rattaché <text:s/>à aucun ou plusieurs commentaires.</text:p>
        </text:list-item>
        <text:list-item>
          <text:p text:style-name="P4">Une critique est rattachée à un utilisateur et à un film ou une série.</text:p>
        </text:list-item>
        <text:list-item>
          <text:p text:style-name="P4">Un utilisateur peut etre rattaché <text:s/>à aucune ou plusieurs critiques.<text:line-break/></text:p>
        </text:list-item>
      </text:list>
      <text:p text:style-name="P5"><text:span text:style-name="T12">Dictionnaire de données :</text:span></text:p>
      <text:p text:style-name="P5"><text:span text:style-name="T9"><text:line-break/></text:span><text:span text:style-name="T3">f</text:span><text:span text:style-name="T2">ilm</text:span><text:span text:style-name="T5"> :</text:span><text:span text:style-name="T4"> </text:span></text:p>
      <text:list xml:id="list2157856208139549192" text:style-name="L2">
        <text:list-item>
          <text:p text:style-name="P6"><text:span text:style-name="T1">id : </text:span><text:span text:style-name="T7">l'identifiant du film ; INT AUTO-INCREMENT</text:span><text:span text:style-name="T1"> ; </text:span><text:span text:style-name="T7">NOT NULL</text:span><text:span text:style-name="T1">.</text:span></text:p>
        </text:list-item>
      </text:list>
      <text:list xml:id="list5978688951095560674" text:style-name="L3">
        <text:list-item>
          <text:p text:style-name="P7"><text:span text:style-name="T1">title</text:span><text:span text:style-name="T4"> : le titre du film ; VARCHAR(250) </text:span><text:span text:style-name="T1">; </text:span><text:span text:style-name="T7">NOT NULL</text:span><text:span text:style-name="T1">.</text:span></text:p>
        </text:list-item>
        <text:list-item>
          <text:p text:style-name="P10"><text:span text:style-name="T4">release_year : </text:span><text:span text:style-name="T7">année de sortie du film ; INT(4) </text:span><text:span text:style-name="T4">; </text:span><text:span text:style-name="T7">NOT NULL</text:span><text:span text:style-name="T4">.</text:span></text:p>
        </text:list-item>
        <text:list-item>
          <text:p text:style-name="P10"><text:span text:style-name="T4">duration : </text:span><text:span text:style-name="T7">durée du film en nombres de minutes ; INT ; NOT NULL.</text:span></text:p>
        </text:list-item>
        <text:list-item>
          <text:p text:style-name="P10"><text:span text:style-name="T4">picture : </text:span><text:span text:style-name="T7">affiche du film ; VARCHAR(250) ; le chemin vers la photo dans la structure de l'appli ; NULL.</text:span></text:p>
        </text:list-item>
      </text:list>
      <text:p text:style-name="P9"><text:span text:style-name="T7"/></text:p>
      <text:p text:style-name="P13"><text:span text:style-name="T6">series :</text:span></text:p>
      <text:list xml:id="list5250222396224463021" text:style-name="L10">
        <text:list-item>
          <text:p text:style-name="P8"><text:span text:style-name="T1">id : </text:span><text:span text:style-name="T7">l'identifiant de la série ; INT AUTO-INCREMENT </text:span><text:span text:style-name="T1">; </text:span><text:span text:style-name="T7">NOT NULL</text:span><text:span text:style-name="T1">.</text:span></text:p>
        </text:list-item>
        <text:list-item>
          <text:p text:style-name="P8"><text:span text:style-name="T1">title</text:span><text:span text:style-name="T4"> : le titre de la série; VARCHAR(250) </text:span><text:span text:style-name="T1">; </text:span><text:span text:style-name="T7">NOT NULL</text:span><text:span text:style-name="T1">.</text:span></text:p>
        </text:list-item>
        <text:list-item>
          <text:p text:style-name="P11"><text:span text:style-name="T4">release_year : </text:span><text:span text:style-name="T7">année de sortie de la série ; INT(4) </text:span><text:span text:style-name="T4">; </text:span><text:span text:style-name="T7">NOT NULL</text:span><text:span text:style-name="T4">.</text:span></text:p>
        </text:list-item>
        <text:list-item>
          <text:p text:style-name="P11"><text:span text:style-name="T4">end_year : </text:span><text:span text:style-name="T7">année de sortie du dernier épisode ; INT(4) ; NULL.</text:span></text:p>
        </text:list-item>
        <text:list-item>
          <text:p text:style-name="P8"><text:span text:style-name="T1">picture : </text:span><text:span text:style-name="T7">affiche de la série ; VARCHAR(250) ; le chemin vers la photo dans la structure de l'appli ; NULL.</text:span></text:p>
        </text:list-item>
        <text:list-item>
          <text:p text:style-name="P8"><text:span text:style-name="T1">episodes</text:span><text:span text:style-name="T7"> : nombre d'episodes de la série ; INT ; NOT NULL.</text:span></text:p>
        </text:list-item>
        <text:list-item>
          <text:p text:style-name="P8"><text:span text:style-name="T1">seasons </text:span><text:span text:style-name="T7">: nombre de saisons ; INT ; NOT NULL.</text:span></text:p>
        </text:list-item>
      </text:list>
      <text:p text:style-name="P5"><text:span text:style-name="T7"/></text:p>
      <text:p text:style-name="P16">episode:</text:p>
      <text:list xml:id="list3279343300721607036" text:style-name="L11">
        <text:list-item>
          <text:p text:style-name="P24">id : <text:span text:style-name="T11">identifiant de l'épisode ; INT AUTO-INCREMENT ; NOT NULL</text:span>.</text:p>
        </text:list-item>
        <text:list-item>
          <text:p text:style-name="P24">episode_number : <text:span text:style-name="T11">numéro de l'épisode ; INT ; NOT NULL.</text:span></text:p>
        </text:list-item>
        <text:list-item>
          <text:p text:style-name="P24">title : <text:span text:style-name="T11">titre de lépisode ; VARCHAR ; NULL.</text:span></text:p>
        </text:list-item>
        <text:list-item>
          <text:p text:style-name="P24">duration : <text:span text:style-name="T11">durée de l'épisode en nombre de minutes ; INT ; NOT NULL.</text:span></text:p>
        </text:list-item>
      </text:list>
      <text:p text:style-name="P17"><text:soft-page-break/><text:span text:style-name="T11"/></text:p>
      <text:p text:style-name="P16"/>
      <text:p text:style-name="P16"/>
      <text:p text:style-name="P16"/>
      <text:p text:style-name="P16"/>
      <text:p text:style-name="P16">season :</text:p>
      <text:list xml:id="list4336775062359404376" text:style-name="L12">
        <text:list-item>
          <text:p text:style-name="P25">id : <text:span text:style-name="T11">identifiant de la saison ; <text:s/>INT AUTO-INCREMENT ; NOT NULL.</text:span></text:p>
        </text:list-item>
        <text:list-item>
          <text:p text:style-name="P25"><text:span text:style-name="T11">season_number : numéro de la saison </text:span></text:p>
        </text:list-item>
        <text:list-item>
          <text:p text:style-name="P25">release_year<text:span text:style-name="T11"> : année de sortie du premier épisode de la saison ; INT ; NOT NULL.</text:span></text:p>
        </text:list-item>
        <text:list-item>
          <text:p text:style-name="P25">episodes :<text:span text:style-name="T11"> nombre d'épisodes dans la saison ; INT ; NOT NULL.</text:span></text:p>
        </text:list-item>
      </text:list>
      <text:p text:style-name="P16"/>
      <text:p text:style-name="P16">director : </text:p>
      <text:list xml:id="list5833609564978182955" text:style-name="L4">
        <text:list-item>
          <text:p text:style-name="P12"><text:span text:style-name="T6">id : </text:span><text:span text:style-name="T8">l'identifiant du réalisateur. INT AUTO-INCREMENT </text:span><text:span text:style-name="T6">; </text:span><text:span text:style-name="T8">NOT NULL</text:span><text:span text:style-name="T6">.</text:span></text:p>
        </text:list-item>
        <text:list-item>
          <text:p text:style-name="P14"><text:span text:style-name="T10">firstname</text:span> : prénom du réalisateur ; VARCHAR(50) <text:span text:style-name="T10">; </text:span>NOT NULL<text:span text:style-name="T10">.</text:span></text:p>
        </text:list-item>
        <text:list-item>
          <text:p text:style-name="P14"><text:span text:style-name="T10">lastname</text:span> : nom de famille du réalisateur ; VARCHAR(50) <text:span text:style-name="T10">; </text:span>NOT NULL<text:span text:style-name="T10">.</text:span></text:p>
        </text:list-item>
        <text:list-item>
          <text:p text:style-name="P18">birth_date : <text:span text:style-name="T11">date de naissance du réalisateur ; DATE(format : YYYY/MM/DD) </text:span>; <text:span text:style-name="T11">NOT NULL</text:span>.</text:p>
        </text:list-item>
        <text:list-item>
          <text:p text:style-name="P18">death_date : <text:span text:style-name="T11">date de décès du réalisateur ; DATE(format : YYYY/MM/DD) </text:span>; <text:span text:style-name="T11">NULL</text:span>.</text:p>
        </text:list-item>
        <text:list-item>
          <text:p text:style-name="P18">picture : <text:span text:style-name="T11">photo du réalisateur ; VARCHAR(250) ; le chemin vers la photo dans la structure de l'appli ; NULL.</text:span></text:p>
        </text:list-item>
      </text:list>
      <text:p text:style-name="P17"><text:span text:style-name="T11"/></text:p>
      <text:p text:style-name="P16">actor :</text:p>
      <text:list xml:id="list30562638" text:continue-numbering="true" text:style-name="L4">
        <text:list-item>
          <text:p text:style-name="P12"><text:span text:style-name="T6">id : </text:span><text:span text:style-name="T8">l'identifiant de l'acteur. INT AUTO-INCREMENT </text:span><text:span text:style-name="T6">; </text:span><text:span text:style-name="T8">NOT NULL</text:span><text:span text:style-name="T6">.</text:span></text:p>
        </text:list-item>
        <text:list-item>
          <text:p text:style-name="P14"><text:span text:style-name="T10">firstname</text:span> : prénom de l'acteur ; VARCHAR(50) <text:span text:style-name="T10">; </text:span>NOT NULL<text:span text:style-name="T10">.</text:span></text:p>
        </text:list-item>
        <text:list-item>
          <text:p text:style-name="P14"><text:span text:style-name="T10">lastname</text:span> : nom de famille de l'acteur ; VARCHAR(50) <text:span text:style-name="T10">; </text:span>NOT NULL<text:span text:style-name="T10">.</text:span></text:p>
        </text:list-item>
        <text:list-item>
          <text:p text:style-name="P18">birth_date : <text:span text:style-name="T11">date de naissance de l'acteur ; DATE (format : YYYY/MM/DD) </text:span>; <text:span text:style-name="T11">NOT NULL</text:span>.</text:p>
        </text:list-item>
        <text:list-item>
          <text:p text:style-name="P18">death_date : <text:span text:style-name="T11">date de décès de l'acteur ; DATE(format : YYYY/MM/DD) </text:span>; <text:span text:style-name="T11">NULL</text:span>.</text:p>
        </text:list-item>
        <text:list-item>
          <text:p text:style-name="P18">picture : <text:span text:style-name="T11">photo de l'acteur ; VARCHAR(250) ; le chemin vers la photo dans la structure de l'appli ; NULL.</text:span></text:p>
        </text:list-item>
      </text:list>
      <text:p text:style-name="P17"><text:span text:style-name="T11"/></text:p>
      <text:p text:style-name="P16">genre : </text:p>
      <text:list xml:id="list706925507245560897" text:style-name="L5">
        <text:list-item>
          <text:p text:style-name="P19">id : <text:span text:style-name="T11">l'identifiant du genre des films et séries; INT AUTO-INCREMENT ; NOT NULL.</text:span></text:p>
        </text:list-item>
        <text:list-item>
          <text:p text:style-name="P19">name : <text:span text:style-name="T11">le nom du genre des films et séries ; VARCHAR(50) ; NOT NULL.</text:span></text:p>
        </text:list-item>
      </text:list>
      <text:p text:style-name="P17"><text:span text:style-name="T11"/></text:p>
      <text:p text:style-name="P16">user :</text:p>
      <text:list xml:id="list6645582836373556272" text:style-name="L7">
        <text:list-item>
          <text:p text:style-name="P21">id : <text:span text:style-name="T11">identifiant de l'utilisateur du site ; INT AUTO-INCREMENT ; NOT NULL</text:span>.</text:p>
        </text:list-item>
        <text:list-item>
          <text:p text:style-name="P15"><text:span text:style-name="T10">email</text:span> : email de l'utilisateur ; VARCHAR(50) ; NOT NULL.</text:p>
        </text:list-item>
        <text:list-item>
          <text:p text:style-name="P21">pseudo : <text:span text:style-name="T11">pseudo choisi par l'utilisateur ; VARCHAR(50) ; NOT NULL.</text:span></text:p>
        </text:list-item>
        <text:list-item>
          <text:p text:style-name="P21">password : <text:span text:style-name="T11">mot de passe de l'utilisateur ; VARCHAR(50) ; NOT NULL.</text:span></text:p>
        </text:list-item>
        <text:list-item>
          <text:p text:style-name="P21">type : <text:span text:style-name="T11">type d'utilisateur (administrateur ou simple utilisateur) ; NOT NULL.</text:span></text:p>
        </text:list-item>
        <text:list-item>
          <text:p text:style-name="P21">expiration_token : <text:span text:style-name="T11">jeton d'expiration pour utilisé pour la fontionnalité de réinitialisation du mot de passe en cas de mot de passe oublié par <text:s/>l'utlisateur ; VARCHAR ; NOT NULL.</text:span></text:p>
        </text:list-item>
      </text:list>
      <text:p text:style-name="P17"><text:span text:style-name="T11"/></text:p>
      <text:p text:style-name="P16"><text:soft-page-break/>selection :</text:p>
      <text:list xml:id="list9136471295137140743" text:style-name="L6">
        <text:list-item>
          <text:p text:style-name="P20">id : <text:span text:style-name="T11">identifiant de la sélection ; INT AUTO-INCREMENT ; NOT NULL.</text:span></text:p>
        </text:list-item>
        <text:list-item>
          <text:p text:style-name="P20">title : <text:span text:style-name="T11">titre de la sélection faite par un utilisateur ; VARCHAR(250) ; NOT NULL.</text:span></text:p>
        </text:list-item>
        <text:list-item>
          <text:p text:style-name="P20">id_user <text:span text:style-name="T11">: identifiant de l'utilisateur ayant publié la sélection ; INT ; NOT NULL.</text:span></text:p>
        </text:list-item>
        <text:list-item>
          <text:p text:style-name="P20">publication_date<text:span text:style-name="T11"> : date de publication de la sélection de films et/ou séries ; DATE (format : YYYY/MM/DD) ; NOT NULL.</text:span></text:p>
        </text:list-item>
      </text:list>
      <text:p text:style-name="P17"><text:span text:style-name="T11"/></text:p>
      <text:p text:style-name="P16">review :</text:p>
      <text:list xml:id="list2034239223690776645" text:style-name="L8">
        <text:list-item>
          <text:p text:style-name="P22">id : <text:span text:style-name="T11">identifiant de la critique d'un film ou d'une série; INT AUTO-INCREMENT ; NOT NULL.</text:span></text:p>
        </text:list-item>
        <text:list-item>
          <text:p text:style-name="P22">content : <text:span text:style-name="T11">texte contenant la critique d'un film ou d'une série ; TEXT ; NULL.</text:span></text:p>
        </text:list-item>
        <text:list-item>
          <text:p text:style-name="P22">rating : <text:span text:style-name="T11">note donnée au film ou à la série par un utilisateur ; INT(1) ; NOT NULL.</text:span></text:p>
        </text:list-item>
        <text:list-item>
          <text:p text:style-name="P22">publication_date<text:span text:style-name="T11"> : date de publication de la critique d'un film ou d'une série ; DATE (format : YYYY/MM/DD) ; NOT NULL.</text:span></text:p>
        </text:list-item>
        <text:list-item>
          <text:p text:style-name="P22">id_user : <text:span text:style-name="T11">identifiant de l'utilisateur ayant publié la critique ; INT ; NOT NULL.</text:span></text:p>
        </text:list-item>
        <text:list-item>
          <text:p text:style-name="P22">id_film <text:span text:style-name="T11">: identifiant du film ou de la série faisant l'objet de la critique ; INT ; NOT NULL.</text:span></text:p>
        </text:list-item>
      </text:list>
      <text:p text:style-name="P17"><text:span text:style-name="T11"/></text:p>
      <text:p text:style-name="P16">comment :</text:p>
      <text:list xml:id="list877940489004452103" text:style-name="L9">
        <text:list-item>
          <text:p text:style-name="P23">id : <text:span text:style-name="T11">identifiant du commentaire d'une sélection de films et/ou séries ; INT AUTO-INCREMENT ; NOT NULL.</text:span></text:p>
        </text:list-item>
        <text:list-item>
          <text:p text:style-name="P23">content : <text:span text:style-name="T11">texte du commentaire d'une sélection de films et/ou séries ; TEXT ; NOT NULL.</text:span></text:p>
        </text:list-item>
        <text:list-item>
          <text:p text:style-name="P23">publication_date<text:span text:style-name="T11"> : date de publication d'un commentaire d'une sélection de films et/ou séries ; DATE (format : YYYY/MM/DD) ; NOT NULL.</text:span></text:p>
        </text:list-item>
        <text:list-item>
          <text:p text:style-name="P23">id_user <text:span text:style-name="T11">: identifiant de l'utilisateur ayant publié le commentaire : INT ; NOT NULL.</text:span></text:p>
        </text:list-item>
        <text:list-item>
          <text:p text:style-name="P23">id_selection <text:span text:style-name="T11">: identifiant de la sélection faisant l'objet du commentaire ; INT ; NOT NULL.</text:span></text:p>
        </text:list-item>
      </text:list>
      <text:p text:style-name="P1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5M33S</meta:editing-duration>
    <meta:editing-cycles>13</meta:editing-cycles>
    <meta:generator>OpenOffice/4.1.15$Win32 OpenOffice.org_project/4115m2$Build-9813</meta:generator>
    <dc:date>2025-04-09T16:57:05.54</dc:date>
    <dc:creator>Arnaud Berthollet</dc:creator>
    <meta:document-statistic meta:table-count="0" meta:image-count="0" meta:object-count="0" meta:page-count="3" meta:paragraph-count="84" meta:word-count="1042" meta:character-count="5435"/>
    <meta:user-defined meta:name="Info 1"/>
    <meta:user-defined meta:name="Info 2"/>
    <meta:user-defined meta:name="Info 3"/>
    <meta:user-defined meta:name="Info 4"/>
  </office:meta>
</office:document-meta>
</file>